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style:text-line-through-style="solid" style:text-line-through-type="single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fo:color="#cc00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ext-properties style:use-window-font-color="true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ext-properties fo:color="#009900" style:font-name="Liberation Sans" style:font-name-asian="Droid Sans Fallback" style:font-name-complex="FreeSans"/>
    </style:style>
    <style:style style:name="ce12" style:family="table-cell" style:parent-style-name="Default">
      <style:table-cell-properties fo:background-color="transparent"/>
      <style:text-properties fo:color="#009900"/>
    </style:style>
    <style:style style:name="ce13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5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6" office:value-type="string" calcext:value-type="string">
            <text:p>Images ke background ko sahi karo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in controls – space for turning on/off sound</text:p>
          </table:table-cell>
          <table:table-cell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1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3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4.145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7:24:55.56879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3T04:00:23.154367130</dc:date>
    <meta:editing-duration>P1DT9H9M59S</meta:editing-duration>
    <meta:editing-cycles>177</meta:editing-cycles>
    <meta:generator>LibreOffice/4.2.6.3$Linux_X86_64 LibreOffice_project/420m0$Build-3</meta:generator>
    <meta:document-statistic meta:table-count="4" meta:cell-count="171" meta:object-count="0"/>
  </office:meta>
</office:document-meta>
</file>